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ro39" style:family="table-row">
      <style:table-row-properties style:row-height="20.36mm" fo:break-before="auto" style:use-optimal-row-height="true"/>
    </style:style>
    <style:style style:name="ro40" style:family="table-row">
      <style:table-row-properties style:row-height="15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9">
          <table:table-cell table:number-columns-repeated="3"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40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 table:number-rows-repeated="1048486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3T11:21:50.967868797</dc:date>
    <meta:editing-duration>P4DT18H18M19S</meta:editing-duration>
    <meta:editing-cycles>104</meta:editing-cycles>
    <meta:document-statistic meta:table-count="2" meta:cell-count="265" meta:object-count="0"/>
  </office:meta>
</office:document-meta>
</file>